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face style:name="Calibri3" svg:font-family="Calibri" style:font-family-generic="swiss"/>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4" svg:font-family="Calibri" style:font-family-generic="modern" style:font-pitch="variable"/>
    <style:font-face style:name="Microsoft YaHei1" svg:font-family="'Microsoft YaHei'"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Calibri7"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4"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Times New Roman3"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Calibri6" svg:font-family="Calibri" style:font-family-generic="modern" style:font-pitch="fixed"/>
    <style:font-face style:name="Times New Roman1" svg:font-family="'Times New Roman'" style:font-family-generic="modern" style:font-pitch="fixed"/>
    <style:font-face style:name="Calibri5" svg:font-family="Calibri" style:font-family-generic="modern" style:font-pitch="fixed"/>
    <style:font-face style:name="Times New Roman" svg:font-family="'Times New Roman'"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18cm" svg:stroke-color="#000000" draw:fill="solid" draw:fill-color="#fffff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4" style:family="graphic" style:parent-style-name="standard" style:list-style-name="L4">
      <style:graphic-properties draw:stroke="solid" svg:stroke-width="0.018cm" svg:stroke-color="#000000" draw:fill="solid" draw:fill-color="#ffffff" draw:textarea-vertical-align="top" draw:auto-grow-height="false" draw:fit-to-size="false" style:shrink-to-fit="false" fo:min-height="12.892cm" fo:min-width="5.091cm" fo:padding-top="0.127cm" fo:padding-bottom="0.127cm" fo:padding-left="0.254cm" fo:padding-right="0.254cm" fo:wrap-option="wrap"/>
      <style:paragraph-properties style:writing-mode="lr-tb"/>
    </style:style>
    <style:style style:name="gr5" style:family="graphic" style:parent-style-name="standard" style:list-style-name="L4">
      <style:graphic-properties draw:stroke="solid" svg:stroke-width="0.018cm" svg:stroke-color="#000000" draw:fill="solid" draw:fill-color="#ffffff" draw:textarea-vertical-align="top" draw:auto-grow-height="false" draw:fit-to-size="false" style:shrink-to-fit="false" fo:min-height="13.863cm" fo:min-width="6.085cm" fo:padding-top="0.127cm" fo:padding-bottom="0.127cm" fo:padding-left="0.254cm" fo:padding-right="0.254cm" fo:wrap-option="wrap"/>
      <style:paragraph-properties style:writing-mode="lr-tb"/>
    </style:style>
    <style:style style:name="pr1" style:family="presentation" style:parent-style-name="Titelfolie-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left="0cm" fo:margin-right="0cm" fo:text-indent="0cm" style:punctuation-wrap="hanging"/>
    </style:style>
    <style:style style:name="P5" style:family="paragraph">
      <loext:graphic-properties draw:fill="solid" draw:fill-color="#ffffff"/>
      <style:paragraph-properties fo:text-align="center" style:font-independent-line-spacing="true"/>
      <style:text-properties fo:font-size="18pt"/>
    </style:style>
    <style:style style:name="P6"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8" style:family="paragraph">
      <loext:graphic-properties draw:fill="solid" draw:fill-color="#ffffff"/>
      <style:paragraph-properties fo:text-align="start"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Calibri" fo:font-size="18pt" fo:letter-spacing="normal" fo:language="de" fo:country="DE"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2" fo:font-size="18pt" fo:letter-spacing="normal" fo:language="de" fo:country="DE" fo:font-style="normal" style:text-underline-style="none" fo:font-weight="normal" style:font-name-asian="Calibri5" style:font-size-asian="18pt" style:font-style-asian="normal" style:font-weight-asian="normal" style:font-name-complex="Calibri2" style:font-size-complex="18pt" style:font-style-complex="normal" style:font-weight-complex="normal"/>
    </style:style>
    <style:style style:name="T3" style:family="text">
      <style:text-properties fo:font-variant="normal" fo:text-transform="none" fo:color="#0070c0" loext:opacity="100%" style:text-line-through-style="none" style:text-line-through-type="none" style:text-position="0% 100%" style:font-name="Calibri2" fo:font-size="18pt" fo:letter-spacing="normal" fo:language="de" fo:country="DE" fo:font-style="normal" style:text-underline-style="none" fo:font-weight="normal" style:font-name-asian="Times New Roman1" style:font-size-asian="18pt" style:font-style-asian="normal" style:font-weight-asian="normal" style:font-name-complex="Calibri2" style:font-size-complex="18pt" style:font-style-complex="normal" style:font-weight-complex="normal"/>
    </style:style>
    <style:style style:name="T4" style:family="text">
      <style:text-properties fo:font-variant="normal" fo:text-transform="none" fo:color="#808080" loext:opacity="100%" style:text-line-through-style="none" style:text-line-through-type="none" style:text-position="0% 100%" style:font-name="Calibri2" fo:font-size="18pt" fo:letter-spacing="normal" fo:language="de" fo:country="DE" fo:font-style="normal" style:text-underline-style="none" fo:font-weight="normal" style:font-name-asian="Times New Roman1" style:font-size-asian="18pt" style:font-style-asian="normal" style:font-weight-asian="normal" style:font-name-complex="Calibri2" style:font-size-complex="1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2" fo:font-size="18pt" fo:letter-spacing="normal" fo:language="de" fo:country="DE" fo:font-style="normal" style:text-underline-style="none" fo:font-weight="normal" style:font-name-asian="Calibri5" style:font-size-asian="18pt" style:font-style-asian="normal" style:font-weight-asian="normal" style:font-name-complex="Times New Roman4" style:font-size-complex="1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2" fo:font-size="18pt" fo:letter-spacing="normal" fo:language="de" fo:country="DE" fo:font-style="normal" style:text-underline-style="none" fo:font-weight="normal" style:font-name-asian="Times New Roman1" style:font-size-asian="18pt" style:font-style-asian="normal" style:font-weight-asian="normal" style:font-name-complex="Calibri2" style:font-size-complex="18pt" style:font-style-complex="normal" style:font-weight-complex="normal"/>
    </style:style>
    <style:style style:name="T7" style:family="text">
      <style:text-properties fo:color="#0070c0" loext:opacity="100%" style:font-name="Calibri" fo:font-size="13pt" fo:language="de" fo:country="DE" style:font-size-asian="13pt" style:font-size-complex="13pt"/>
    </style:style>
    <style:style style:name="T8" style:family="text">
      <style:text-properties fo:color="#0070c0" loext:opacity="100%" style:text-position="0% 100%" style:font-name="Calibri" fo:font-size="13pt" fo:language="de" fo:country="DE" fo:font-weight="bold" style:font-size-asian="13pt" style:font-weight-asian="bold" style:font-size-complex="13pt" style:font-weight-complex="bold"/>
    </style:style>
    <style:style style:name="T9" style:family="text">
      <style:text-properties fo:color="#0070c0" loext:opacity="100%" style:font-name="Calibri" fo:font-size="13pt" fo:language="de" fo:country="DE" fo:font-weight="bold" style:font-size-asian="13pt" style:font-weight-asian="bold" style:font-size-complex="13pt" style:font-weight-complex="bold"/>
    </style:style>
    <style:style style:name="T10" style:family="text">
      <style:text-properties fo:font-variant="normal" fo:text-transform="none" fo:color="#000000" loext:opacity="100%" style:text-line-through-style="none" style:text-line-through-type="none" style:text-position="0% 100%" style:font-name="Calibri" fo:font-size="13pt" fo:letter-spacing="normal" fo:language="de" fo:country="DE"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variant="normal" fo:text-transform="none" fo:color="#0070c0" loext:opacity="100%" style:text-line-through-style="none" style:text-line-through-type="none" style:text-position="0% 100%" style:font-name="Calibri" fo:font-size="13pt" fo:letter-spacing="normal" fo:language="de" fo:country="DE" fo:font-style="normal" style:text-underline-style="none" fo:font-weight="normal" style:font-size-asian="13pt" style:font-style-asian="normal" style:font-weight-asian="normal" style:font-size-complex="13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 fo:font-size="18pt" fo:letter-spacing="normal" fo:language="de" fo:country="DE"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0070c0" loext:opacity="100%" style:text-line-through-style="none" style:text-line-through-type="none" style:text-position="0% 100%" style:font-name="Calibri"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2" fo:font-size="13pt" fo:letter-spacing="normal" fo:language="de" fo:country="DE" fo:font-style="normal" style:text-underline-style="none" fo:font-weight="normal" style:font-name-asian="Times New Roman1" style:font-size-asian="13pt" style:font-style-asian="normal" style:font-weight-asian="normal" style:font-name-complex="Calibri2" style:font-size-complex="13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alibri" fo:font-size="14pt" fo:letter-spacing="normal"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libri" fo:font-size="16pt" fo:letter-spacing="normal" fo:language="de" fo:country="DE"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font-variant="normal" fo:text-transform="none" fo:color="#0070c0" loext:opacity="100%" style:text-line-through-style="none" style:text-line-through-type="none" style:text-position="0% 100%" style:font-name="Calibri" fo:font-size="16pt" fo:letter-spacing="normal" fo:language="de" fo:country="DE"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font-variant="normal" fo:text-transform="none" fo:color="#0070c0" loext:opacity="100%" style:text-line-through-style="none" style:text-line-through-type="none" style:text-position="0% 100%" style:font-name="Calibri" fo:font-size="14pt" fo:letter-spacing="normal"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2" fo:font-size="14pt" fo:letter-spacing="normal" fo:language="de" fo:country="DE" fo:font-style="normal" style:text-underline-style="none" fo:font-weight="normal" style:font-name-asian="Times New Roman1" style:font-size-asian="14pt" style:font-style-asian="normal" style:font-weight-asian="normal" style:font-name-complex="Calibri2" style:font-size-complex="14pt" style:font-style-complex="normal" style:font-weight-complex="normal"/>
    </style:style>
    <style:style style:name="T21" style:family="text">
      <style:text-properties fo:font-variant="normal" fo:text-transform="none" fo:color="#0070c0" loext:opacity="100%" style:text-line-through-style="none" style:text-line-through-type="none" style:text-position="0% 100%" style:font-name="Calibri" fo:font-size="18pt" fo:letter-spacing="normal" fo:language="de" fo:country="DE"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font-variant="normal" fo:text-transform="none" fo:color="#0070c0" loext:opacity="100%" style:text-line-through-style="none" style:text-line-through-type="none" style:text-position="0% 100%" style:font-name="Calibri" fo:font-size="18pt" fo:letter-spacing="normal" fo:language="de" fo:country="DE" fo:font-style="italic" style:text-underline-style="none" fo:font-weight="normal" style:font-size-asian="18pt" style:font-style-asian="italic" style:font-weight-asian="normal" style:font-size-complex="18pt" style:font-style-complex="italic" style:font-weight-complex="normal"/>
    </style:style>
    <style:style style:name="T23" style:family="text">
      <style:text-properties fo:font-variant="normal" fo:text-transform="none" fo:color="#0563c1" loext:opacity="100%" style:text-line-through-style="none" style:text-line-through-type="none" style:text-position="0% 100%" style:font-name="Calibri" fo:font-size="18pt" fo:letter-spacing="normal" fo:language="de" fo:country="DE"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1a1a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draw:custom-shape draw:name="Textfeld 3" draw:style-name="gr1" draw:text-style-name="P2" draw:layer="layout" svg:width="17.613cm" svg:height="1.013cm" svg:x="7.786cm" svg:y="1.463cm">
          <text:p text:style-name="P1"><text:span text:style-name="T1">Homepage Texte ex-p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gr1" draw:text-style-name="P2" draw:layer="layout" svg:width="31.178cm" svg:height="4.061cm" svg:x="1.454cm" svg:y="3.23cm">
          <text:p text:style-name="P1"><text:span text:style-name="T2">Call To Action Button: </text:span><text:span text:style-name="T3">Klicke hier, für dein Schnupper-Training</text:span></text:p>
          <text:p text:style-name="P1"><text:span text:style-name="T4"> </text:span></text:p>
          <text:p text:style-name="P1"><text:span text:style-name="T2">Über die Säulen: </text:span><text:span text:style-name="T5"><text:s/></text:span><text:span text:style-name="T3">Ex-Pain ist unser Angebot (/ein Konzept) für ein schmerzfreieres Leben.</text:span></text:p>
          <text:p text:style-name="P1"><text:span text:style-name="T3">Dabei greifen vier Schwerpunkte ineinander</text:span><text:span text:style-name="T6">.</text:span></text:p>
          <text:p text:style-name="P1"><text:span text:style-name="T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Titelfolie" presentation:presentation-page-layout-name="AL1T0">
        <draw:custom-shape draw:name="Textfeld 1" draw:style-name="gr3" draw:text-style-name="P5" draw:layer="layout" svg:width="6.139cm" svg:height="13.145cm" svg:x="1.507cm" svg:y="2.618cm">
          <text:p text:style-name="P4"><text:span text:style-name="T7">Das Tolle ist, es passt eigentlich immer</text:span></text:p>
          <text:p text:style-name="P4"><text:span text:style-name="T7"> </text:span></text:p>
          <text:p text:style-name="P4"><text:span text:style-name="T7"> </text:span></text:p>
          <text:p text:style-name="P4"><text:span text:style-name="T8">Live-Training</text:span></text:p>
          <text:p text:style-name="P4"><text:span text:style-name="T7"> </text:span></text:p>
          <text:p text:style-name="P4"><text:span text:style-name="T7"> </text:span></text:p>
          <text:p text:style-name="P4"><text:span text:style-name="T7"> </text:span></text:p>
          <text:p text:style-name="P4"><text:span text:style-name="T7">Schmerzen sind anstrengend! Und oft bleibt keine Zeit, sich ausreichend darum zu kümmern. Diesem Problem begegnen wir online, mit Trainingseinheiten von nur 20 Minuten. Einer unserer Trainer gibt dir - bei Bedarf - Korrekturen und sorgt für die nötige Motivation der Gruppe.</text:span></text:p>
          <text:p text:style-name="P4"><text:span text:style-name="T7">Das Ex-Pain Team lässt dich nicht allein!</text:span></text:p>
          <text:p text:style-name="P4"><text:span text:style-name="T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 draw:style-name="gr4" draw:text-style-name="P6" draw:layer="layout" svg:width="5.598cm" svg:height="13.145cm" svg:x="9.319cm" svg:y="2.618cm">
          <text:p text:style-name="P4"><text:span text:style-name="T7">Jeder braucht sein eigenes Tempo</text:span></text:p>
          <text:p text:style-name="P4"><text:span text:style-name="T7"> </text:span></text:p>
          <text:p text:style-name="P4"><text:span text:style-name="T7"> </text:span></text:p>
          <text:p text:style-name="P4"><text:span text:style-name="T9">Video-Training</text:span></text:p>
          <text:p text:style-name="P4"><text:span text:style-name="T7"> </text:span></text:p>
          <text:p text:style-name="P4"><text:span text:style-name="T7">Wenn das Training doch mal nicht in den Kalender passt, kein Stress. Damit es dir leichter fällt, regelmäßig von dem Training zu profitieren, kannst du jedes Training machen, wann und</text:span></text:p>
          <text:p text:style-name="P4"><text:span text:style-name="T7">wie es dir passt! Du wirst bald merken, dass du mit weniger Schmerzen mehr Zeit und mehr Lebensqualität haben wirst. Alles geht besser ohne Schmerzen!</text:span></text:p>
          <text:p text:style-name="P4"><text:span text:style-name="T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3" draw:text-style-name="P5" draw:layer="layout" svg:width="5.975cm" svg:height="13.145cm" svg:x="16.933cm" svg:y="2.618cm">
          <text:p text:style-name="P4"><text:span text:style-name="T7">Oft fehlen wichtige Hintergrundinformationen</text:span></text:p>
          <text:p text:style-name="P4"><text:span text:style-name="T7"> </text:span></text:p>
          <text:p text:style-name="P4"><text:span text:style-name="T7"> </text:span></text:p>
          <text:p text:style-name="P4"><text:span text:style-name="T9">Akademie</text:span></text:p>
          <text:p text:style-name="P4"><text:span text:style-name="T7"> </text:span></text:p>
          <text:p text:style-name="P4"><text:span text:style-name="T7">Hier geben wir dir praktische Tipps und Wissen an die Hand, um dich auf deinem Weg zu mehr Lebensqualität vorwärts zu bringen. Das erworbene Wissen und die Praxistipps unterstützen dich dabei, deine Schmerzen besser zu verstehen.</text:span></text:p>
          <text:p text:style-name="P4"><text:span text:style-name="T7">Anwendbares Wissen auf dem aktuellsten Stand!</text:span></text:p>
          <text:p text:style-name="P4"><text:span text:style-name="T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5" draw:text-style-name="P6" draw:layer="layout" svg:width="6.592cm" svg:height="14.116cm" svg:x="24.964cm" svg:y="2.586cm">
          <text:p text:style-name="P4"><text:span text:style-name="T7">Gesunder Körper, gesunder Geist... ist klar, oder?</text:span></text:p>
          <text:p text:style-name="P4"><text:span text:style-name="T7"> </text:span></text:p>
          <text:p text:style-name="P4"><text:span text:style-name="T7"> </text:span></text:p>
          <text:p text:style-name="P4"><text:span text:style-name="T9">Training zu innerer Stärke</text:span></text:p>
          <text:p text:style-name="P4"><text:span text:style-name="T7"> </text:span></text:p>
          <text:p text:style-name="P4"><text:span text:style-name="T7">Schmerzen haben nicht nur körperliche Ursachen! Auch Stress oder andere psychische Belastungen können Schmerzen verursachen.</text:span></text:p>
          <text:p text:style-name="P4"><text:span text:style-name="T7">Innere Stärke ist ein Grundbaustein für ein ausgeglicheneres, schmerz- und stressarmes Leben.</text:span></text:p>
          <text:p text:style-name="P4"><text:span text:style-name="T7">In der Gruppe trainieren wir diesen "Inneren-Stärke-Muskel"</text:span></text:p>
          <text:p text:style-name="P4"><text:span text:style-name="T7">Er ist wie ein Ticket für deine Reise in eine selbst gestaltete Zukunft.</text:span></text:p>
          <text:p text:style-name="P4"><text:span text:style-name="T7">All inclusive. Nur fahren musst du selbst...</text:span></text:p>
          <text:p text:style-name="P4"><text:span text:style-name="T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Titelfolie" presentation:presentation-page-layout-name="AL1T0">
        <draw:custom-shape draw:name="Textfeld 1" draw:style-name="gr3" draw:text-style-name="P8" draw:layer="layout" svg:width="7.499cm" svg:height="17.634cm" svg:x="0.595cm" svg:y="1.038cm">
          <text:p text:style-name="P7"><text:span text:style-name="T10">Säule 1 Infotext</text:span></text:p>
          <text:p text:style-name="P7"><text:span text:style-name="T11"/></text:p>
          <text:p text:style-name="P7"><text:span text:style-name="T11">Live Training: Das 20-minütige Gruppen-Training via Zoom wird zu verschiedenen Zeiten am Tag angeboten. Du kannst es zum Beispiel vor der Arbeit, in deiner Mittagspause oder nach deinem Feierabend mit uns durchziehen. Um es dir so flexibel, wie möglich zu machen, bieten wir das Training an fünf Tagen die Woche an. An welchen Tagen, und wie oft du mitmachst, ist dabei dir überlassen. Für deine Schmerzlinderung ist es natürlich umso besser, je mehr du dich bewegst. Mit gezielten Übungen, sprechen wir genau die Regionen in deinem Körper an, die durch das viele Sitzen zu Schmerzen führen. Die 20 Minuten lassen sich super in deinen Alltag integrieren, und sind so konzipiert, dass du nicht zwingend Sportklamotten benötigst.</text:span></text:p>
          <text:p text:style-name="P7"><text:span text:style-name="T11">Du kannst von überall teilnehmen, wo deine Internetverbindung mehr als einen Balken anzeigt ;)</text:span></text:p>
          <text:p text:style-name="P7"><text:span text:style-name="T11">Ob Büro, Wohnzimmer oder Homeoffice. Bewege dich dort, wo es dir pas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gr3" draw:text-style-name="P8" draw:layer="layout" svg:width="6.674cm" svg:height="16.86cm" svg:x="8.9cm" svg:y="1.095cm">
          <text:p text:style-name="P7"><text:span text:style-name="T10">Säule 2 Infotext</text:span></text:p>
          <text:p text:style-name="P7"><text:span text:style-name="T10"><text:line-break/></text:span><text:span text:style-name="T11">Video-Training: Diese Sammlung ermöglicht dir, deine 20 Minuten, dann zu absolvieren, wann es dir am besten in den Tag passt. Es bietet eine Alternative, solltest du es nicht zu den Live-Trainings schaffen. Mit den Live- und Video-Varianten möchte ich dir die Möglichkeit geben, deine persönliche Lieblingsart des Trainings zu finden. Es gibt die Termin-Menschen, für die das Live-Training wertvoll ist. Und diejenigen, die eher spontan und flexibel sein möchten. Ex-Pain ist für beide.</text:span></text:p>
          <text:p text:style-name="P7"><text:span text:style-name="T11">Hier gibt es gesammelte Live-Trainings, und speziell konzipierte Vide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gr3" draw:text-style-name="P8" draw:layer="layout" svg:width="6.897cm" svg:height="16.86cm" svg:x="16.381cm" svg:y="1.101cm">
          <text:p text:style-name="P7"><text:span text:style-name="T10">Säule 3 Infotext</text:span></text:p>
          <text:p text:style-name="P7"><text:span text:style-name="T10"><text:line-break/></text:span><text:span text:style-name="T11">Akademie: Unter dieser Kategorie findest du eine Mediathek vor, mit von uns aufgenommenen Videos. Rund um die Themen allgemeine Gesundheit und Schmerzen gibt es theorieorientierte, aber auch praxisnahe Themen. Mit direkt anwendbaren Tipps unterstützt dich die Akademie dabei, deinen Horizont zu erweitern, deine Gesundheit zu verbessern und deine Schmerzen weiter zu lindern. Mindset und Praxis-Empfehlungen in einer Mediathek gebündelt.</text:span></text:p>
          <text:p text:style-name="P7"><text:span text:style-name="T11">Wissen, das dich weiter bringt</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gr3" draw:text-style-name="P8" draw:layer="layout" svg:width="8.987cm" svg:height="16.86cm" svg:x="24.284cm" svg:y="1.095cm">
          <text:p text:style-name="P7"><text:span text:style-name="T13">Säule 4 Infotext</text:span></text:p>
          <text:p text:style-name="P7"><text:span text:style-name="T13"/></text:p>
          <text:p text:style-name="P7"><text:span text:style-name="T14">Training zu innerer Stärke:</text:span></text:p>
          <text:p text:style-name="P7"><text:span text:style-name="T14">Stress, Schmerz, Überzeugung und Gewohnheit hängen enger zusammen als dir vielleicht lieb ist:</text:span></text:p>
          <text:p text:style-name="P7"><text:span text:style-name="T14">Beinahe jeder dritte Erwachsene hat öfter oder ständig Rückenbeschwerden.</text:span></text:p>
          <text:p text:style-name="P7"><text:span text:style-name="T14">Acht von zehn Menschen klagen häufig über Stress. Die Ursachen sind vielfältig und selten handelt es sich um eine einzige! Deshalb ist es sinnvoll, den Wechselwirkungen von Schmerzen, Stress, innerem Antrieb, Zeitfressern &amp; Co auf den Grund zu gehen. Denn Struktur, Motivation und passende Ziele lassen dich dein Leben zufriedener und ausgeglichener gestalten.</text:span></text:p>
          <text:p text:style-name="P7"><text:span text:style-name="T14">Auch Entspannung spielt dabei eine wichtige Rolle.</text:span></text:p>
          <text:p text:style-name="P7"><text:span text:style-name="T14">In diesem Training findest heraus was dir gut tut und wie du es zu einem Teil deines Lebens machen kannst. In neun Sessions und drei themenbezogenen Challenges bekommst du hilfreiche Strukturen an die Hand.</text:span></text:p>
          <text:p text:style-name="P7"><text:span text:style-name="T14">Wie das zu schaffen ist? Mit Unterstützung!</text:span></text:p>
          <text:p text:style-name="P7"><text:span text:style-name="T14">Durch Gespräche in kleinen Gruppen, theoretischen Input, gezielten Übungen und kleinen Achtsamkeitsmeditationen wird dir ein Umfeld geschaffen, in dem du lernen kannst, dich selbst langfristig zu motivieren.</text:span></text:p>
          <text:p text:style-name="P7"><text:span text:style-name="T14">Die Gruppe wird von einem Coach geleitet und unterstützt dich auf deinem We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Titelfolie" presentation:presentation-page-layout-name="AL1T0">
        <draw:custom-shape draw:name="Rechteck 4" draw:style-name="gr1" draw:text-style-name="P2" draw:layer="layout" svg:width="31.178cm" svg:height="20.051cm" svg:x="1.344cm" svg:y="0.516cm">
          <text:p text:style-name="P1"><text:span text:style-name="T10">Über ex-pain </text:span></text:p>
          <text:p text:style-name="P1"><text:span text:style-name="T10"><text:line-break/></text:span><text:span text:style-name="T10"/></text:p>
          <text:p text:style-name="P1"><text:span text:style-name="T11">Ex-pain ist ein Trainings-System, das speziell dafür konzipiert ist, Rücken- oder Schulterschmerzen und Nackenverspannungen zu mildern. Es ist besonders zu empfehlen für Menschen, die im Alltag sehr viel sitzen. Die Methoden von ex-pain sollten nicht nur als Training angesehen werden, sondern als selbstverständlicher und notwendiger Begleiter im Alltag. Ein gesunder Rücken sollte Teil des Lifestyle sein.</text:span></text:p>
          <text:p text:style-name="P1"><text:span text:style-name="T11">So selbstverständlich wie Zähneputzen!</text:span></text:p>
          <text:p text:style-name="P1"><text:span text:style-name="T11">Mit ex-pain kannst du deine Schmerzen lindern oder der Entstehung neuer Probleme im Rücken vorbeugen.</text:span></text:p>
          <text:p text:style-name="P1"><text:span text:style-name="T11">Verschiedene Ansätze greifen ineinander, was ex-pain zu einem ganzheitlichen Trainingssystem macht, um dich nachhaltig dabei zu unterstützen, deinen Alltag wieder unbeschwerter zu machen.</text:span></text:p>
          <text:p text:style-name="P1"><text:span text:style-name="T11"><text:line-break/></text:span><text:span text:style-name="T11">Diese Ansätze nennen wir die vier Säulen von ex-pain:</text:span></text:p>
          <text:p text:style-name="P1"><text:span text:style-name="T11"><text:line-break/></text:span><text:span text:style-name="T11">1) Das Livetraining: Dieses Training bildet die Basis. Es findet jeden Tag zu verschiedenen, wählbaren, Terminen statt und dauert 20 Minuten. Du kannst also bis zu 5x pro Woche trainieren. Es handelt sich hier um ein Online-Gruppen-Training und wird von erfahrenen und motivierten Trainern angeleitet. Wir achten auf eine gesunde Ausführung der Übungen und geben dir Korrektur, wenn es nötig sein sollte. Mit nur nur 20 Minuten, ist das Live-Training super effizient und lässt sich wunderbar in deinen Alltag integrieren.</text:span></text:p>
          <text:p text:style-name="P1"><text:span text:style-name="T11"><text:line-break/></text:span><text:span text:style-name="T11">2) Das Video-Training: Die zweite Säule hält aufgezeichnete Trainings für dich bereit. So hast du die Möglichkeit, ganz flexibel - on demand - zu trainieren. Du kannst so auch die Live-Trainings wiederholen, die dir besonders gut getan haben.</text:span></text:p>
          <text:p text:style-name="P1"><text:span text:style-name="T11"><text:line-break/></text:span><text:span text:style-name="T11">3) Die Akademie:</text:span></text:p>
          <text:p text:style-name="P1"><text:span text:style-name="T11">Für Tipps und Empfehlungen rund um die Themen Gesundheit und Schmerzlinderung stehen in Säule 3 zahlreiche Videos zur Verfügung.</text:span></text:p>
          <text:p text:style-name="P1"><text:span text:style-name="T11">Durch die stetig wachsende Akademie kannst du ein besseres Verständnis für die Zusammenhänge zwischen Körper, Schmerz und Psyche (aber auch anderen) Themen bekommen. Allein das hilft schon häufig! Du findest in der Akademie aber auch weiterführende Tipps, die du gut in den Alltag integrieren kannst.</text:span></text:p>
          <text:p text:style-name="P1"><text:span text:style-name="T11">Mindset und Praxis-Empfehlungen in einer Mediathek gebündelt.</text:span></text:p>
          <text:p text:style-name="P1"><text:span text:style-name="T11"><text:line-break/></text:span><text:span text:style-name="T11">4) Das Training zu innerer Stärke:</text:span></text:p>
          <text:p text:style-name="P1"><text:span text:style-name="T11">In Säule 4 trainieren wir einen anderen Muskel, den Inneren-Stärke- Muskel. Er hilft dir, am Ball zu bleiben und gute Strategien zu entwickeln, wie du nicht nur deinen Rücken, sondern auch dein Selbst stärken kannst. In diesem Gruppencoaching geht es unter anderem um Stress, Schmerzen, Überzeugungen, Gewohnheiten und inneren Antrieb. Und natürlich darum, wie du hilfreiche Strategien entwickeln und in dein Leben integrieren kannst!</text:span></text:p>
          <text:p text:style-name="P1"><text:span text:style-name="T11"><text:line-break/></text:span><text:span text:style-name="T11"/></text:p>
          <text:p text:style-name="P1"><text:span text:style-name="T10"><text:line-break/></text:span><text:span text:style-name="T10"/></text:p>
          <text:p text:style-name="P1"><text:span text:style-name="T1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Titelfolie" presentation:presentation-page-layout-name="AL1T0">
        <draw:custom-shape draw:name="Rechteck 4" draw:style-name="gr1" draw:text-style-name="P2" draw:layer="layout" svg:width="31.867cm" svg:height="20.703cm" svg:x="1.344cm" svg:y="0.516cm">
          <text:p text:style-name="P1"><text:span text:style-name="T16">Vorstellungstext Oli</text:span></text:p>
          <text:p text:style-name="P1"><text:span text:style-name="T17"><text:line-break/></text:span><text:span text:style-name="T18">Mein Name ist Oliver Kroiß. Ich bin Trainer, Gründer und euer Hauptansprechpartner von ex-pain.</text:span></text:p>
          <text:p text:style-name="P1"><text:span text:style-name="T18">Neben meinem Studium der Sportwissenschaften habe ich in den letzten 7 Jahren Erfahrung als Trainer in verschiedenen Bereichen gesammelt. Abgesehen von der klassischen Trainertätigkeit in einem</text:span></text:p>
          <text:p text:style-name="P1"><text:span text:style-name="T18">Premium-Fitnessstudio habe ich verschiedene Rücken-Kurse für Mitarbeiter*innen der TU Darmstadt sowie ein spezielles Trainingsprogramm für Büroangestellte geleitet. Später haben mich meine Tätigkeiten als Bootcamp- und Personal Trainer in größeren Unternehmen zu der Idee von Ex-Pain geführt.</text:span></text:p>
          <text:p text:style-name="P1"><text:span text:style-name="T18">Im Training mit über 200 Kunden ließen sich immer die gleichen Hauptbeschwerden feststellen:</text:span></text:p>
          <text:p text:style-name="P1"><text:span text:style-name="T18">Rückenschmerzen, Schulterprobleme und Nackenverspannungen. Das ist nicht verwunderlich, denn wir sitzen zu viel und bewegen uns zu wenig.</text:span></text:p>
          <text:p text:style-name="P1"><text:span text:style-name="T18">Für den Rücken, das Wohlbefinden und letztlich auch für die Gesundheit ist das natürlich ein echter Killer!</text:span></text:p>
          <text:p text:style-name="P1"><text:span text:style-name="T18">Und an unserer Gesundheit hängt ja letztlich unser ganzes Leben! Es ist daher meine Vision, das effizienteste und flexibelste Rückentraining, mit den geilsten Trainern Deutschlands auf die Beine zu stellen. Um so viele Menschen wie möglich dabei zu unterstützen, ihre Rückenbeschwerden wieder in den Griff zu bekommen, ist mein Konzept bezahlbar und online. Und das Wichtigste dabei ist mir: gute Laune und Empathie von uns Trainern für euch Trainierende - das ist mein Baby Ex-Pain. Um langfristig schmerzfreier zu sein, ist regelmäßige Bewegung kombiniert mit rückenspezifischen Übungen essentiell. Genau das ist bei unserem Konzept gegeben.</text:span></text:p>
          <text:p text:style-name="P1"><text:span text:style-name="T18"><text:line-break/></text:span><text:span text:style-name="T18"/></text:p>
          <text:p text:style-name="P1"><text:span text:style-name="T18">In meiner Freizeit gehe ich gern bei uns im Wald spazieren oder spiele Tennis. Dabei kann ich mich so richtig auspowern, meinen Kopf freibekommen und die Jungs sehen.</text:span></text:p>
          <text:p text:style-name="P1"><text:span text:style-name="T18">Ich bin ein sehr familiärer Mensch und genieße es, mit meiner Familie und besten Freunden zusammen zu sein. Von ihnen bekomme ich oft gesagt, dass ich sehr optimistisch und gut gelaunt bin. Ich glaube an das Gute im Menschen! :-) Ich versuche immer, mit meinem Know-How und meiner positiven Art, alles zu geben und euch dabei zu unterstützen,</text:span></text:p>
          <text:p text:style-name="P1"><text:span text:style-name="T18">eure Schmerzen zu mildern, und euch ein wertvolleres Leben zu ermöglichen.</text:span></text:p>
          <text:p text:style-name="P1"><text:span text:style-name="T18">Ich freue mich auf jeden Einzelnen von Euch!</text:span></text:p>
          <text:p text:style-name="P1"><text:span text:style-name="T19"><text:line-break/></text:span><text:span text:style-name="T19"/></text:p>
          <text:p text:style-name="P1"><text:span text:style-name="T16"><text:line-break/></text:span><text:span text:style-name="T16"/></text:p>
          <text:p text:style-name="P1"><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Titelfolie" presentation:presentation-page-layout-name="AL1T0">
        <draw:custom-shape draw:name="Rechteck 4" draw:style-name="gr1" draw:text-style-name="P2" draw:layer="layout" svg:width="31.867cm" svg:height="19.635cm" svg:x="1.344cm" svg:y="0.516cm">
          <text:p text:style-name="P1"><text:span text:style-name="T16">Vorstellungstext Ute</text:span></text:p>
          <text:p text:style-name="P1"><text:span text:style-name="T16"><text:line-break/></text:span><text:span text:style-name="T21">Wer ich bin? Ich bin Ute Lorenz, Coach aus Leidenschaft, Psychologin M.Sc., Blended E-Learning Tutorin, Trainerin für Kommunikation, Teamentwicklung, einen guten Umgang mit Stress, etlichen Themen mehr - und außerdem Mensch! </text:span></text:p>
          <text:p text:style-name="P1"><text:span text:style-name="T21">Bei ex-pain bin ich </text:span><text:span text:style-name="T22">Trainerin für innere Stärke</text:span><text:span text:style-name="T21">. Ich bin immer wieder fasziniert davon, wie sich unser Muskel für innere Stärke trainieren lässt – und welche Auswirkungen das auf unser Leben hat! </text:span></text:p>
          <text:p text:style-name="P1"><text:span text:style-name="T21">Aus eigener Erfahrung weiß ich, dass es möglich ist, neue Lebensfreude zu bekommen, sich weiter zu entwickeln, sein Leben zu gestalten, zu verändern und neue Wege zu gehen. So habe ich im Lauf der Zeit habe außer einer Ausbildung als Damenschneidermeisterin und einem Studium der Psychologie an der TU Darmstadt etliche Qualifikationen im Bereich <text:s/>Personal- und Business-Coaching erworben. Falls dich das interessiert, schau einmal auf meiner Website </text:span><text:span text:style-name="T23"><text:a xlink:href="http://www.enlivin.de/" xlink:type="simple">www.enlivin.de</text:a></text:span><text:span text:style-name="T21"><text:s/>nach.</text:span></text:p>
          <text:p text:style-name="P1"><text:span text:style-name="T21">Auf diesem Weg helfen Klarheit, Struktur, Motivation, ein konstruktiver Umgang mit Herausforderungen und Stress – und ein freundlicher Umgang mit Dir selbst. </text:span></text:p>
          <text:p text:style-name="P1"><text:span text:style-name="T21">Das ist nicht immer einfach, aber mit Unterstützung und in einer vertrauensvollen Gruppe wird es viel leichter!</text:span></text:p>
          <text:p text:style-name="P1"><text:span text:style-name="T21">Meine Arbeit erfüllt mich sehr, aber ich genieße auch meine Freizeit: </text:span></text:p>
          <text:p text:style-name="P1"><text:span text:style-name="T21">Zur Entspannung male ich (groß, meist bunt, abstrakt), ich koche (immer zu viel) und mache (manchmal auch zu wenig) Sport. Auch Faulenzen gehört zu meinen Lieblingsbeschäftigungen (das entspannt!) und ich lese gern Krimis. Außerdem bin ich verheiratet und habe zwei erwachsene Kinder.</text:span><text:span text:style-name="T22"> </text:span></text:p>
          <text:p text:style-name="P1"><text:span text:style-name="T22">Mein Motto:</text:span></text:p>
          <text:p text:style-name="P1"><text:span text:style-name="T22">“</text:span><text:span text:style-name="T22">Das Leben (be-)leben“ – mit all seinen Facetten, aktiv leben mit allen Sinnen! </text:span></text:p>
          <text:p text:style-name="P1"><text:span text:style-name="T22">Und dabei Deine Welt ein wenig schöner machen.</text:span></text:p>
          <text:p text:style-name="P1"><text:span text:style-name="T21">Ich freue mich darauf, Dich dabei zu unterstützen.</text:span></text:p>
          <text:p text:style-name="P1"><text:span text:style-name="T19"><text:line-break/></text:span><text:span text:style-name="T19"/></text:p>
          <text:p text:style-name="P1"><text:span text:style-name="T16"><text:line-break/></text:span><text:span text:style-name="T16"/></text:p>
          <text:p text:style-name="P1"><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face style:name="Calibri3" svg:font-family="Calibri" style:font-family-generic="swiss"/>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4" svg:font-family="Calibri" style:font-family-generic="modern" style:font-pitch="variable"/>
    <style:font-face style:name="Microsoft YaHei1" svg:font-family="'Microsoft YaHei'"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Calibri7"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4"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Times New Roman3"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Calibri6" svg:font-family="Calibri" style:font-family-generic="modern" style:font-pitch="fixed"/>
    <style:font-face style:name="Times New Roman1" svg:font-family="'Times New Roman'" style:font-family-generic="modern" style:font-pitch="fixed"/>
    <style:font-face style:name="Calibri5" svg:font-family="Calibri" style:font-family-generic="modern" style:font-pitch="fixed"/>
    <style:font-face style:name="Times New Roman" svg:font-family="'Times New Roman'" style:font-family-generic="modern" style:font-pitch="fixed"/>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false"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folie-outline3" style:family="presentation" style:parent-style-name="Titelfoli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outline4" style:family="presentation" style:parent-style-name="Titelfoli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elfoli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elfoli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elfolie-backgroundobjects">
      <style:graphic-properties draw:stroke="none" draw:fill="none" draw:fill-color="#ffffff" draw:auto-grow-height="false" fo:min-height="1.485cm"/>
      <style:paragraph-properties style:writing-mode="lr-tb"/>
    </style:style>
    <style:style style:name="Mpr4" style:family="presentation" style:parent-style-name="Titelfoli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loext:opacity="100%" style:text-line-through-style="none" style:text-line-through-type="none" style:text-position="0% 100%" style:font-name="Calibri Light" fo:font-size="60pt" fo:letter-spacing="normal" fo:language="de" fo:country="DE"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Calibri"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Foliennummer&gt;</text:page-number></text:p>
        </draw:text-box>
      </draw:frame>
    </style:handout-master>
    <style:master-page style:name="Titelfolie" style:page-layout-name="PM1" draw:style-name="Mdp1">
      <draw:frame draw:name="Titel 1" presentation:style-name="Mpr1" draw:text-style-name="MP6" draw:layer="backgroundobjects" svg:width="25.399cm" svg:height="6.631cm" svg:x="4.233cm" svg:y="3.118cm" presentation:class="title" presentation:user-transformed="true">
        <draw:text-box>
          <text:p text:style-name="MP5"><text:span text:style-name="MT1">Mastertitelformat bearbeiten</text:span></text:p>
        </draw:text-box>
      </draw:frame>
      <draw:frame draw:name="Datumsplatzhalter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1-02-01">01.02.21</text:date></text:span></text:p>
        </draw:text-box>
      </draw:frame>
      <draw:frame draw:name="Fußzeilenplatzhalter 4" presentation:style-name="Mpr2" draw:text-style-name="MP8" draw:layer="backgroundobjects" svg:width="11.429cm" svg:height="1.013cm" svg:x="11.218cm" svg:y="17.657cm" presentation:class="footer" presentation:user-transformed="true">
        <draw:text-box>
          <text:p/>
        </draw:text-box>
      </draw:frame>
      <draw:frame draw:name="Foliennummernplatzhalter 5" presentation:style-name="Mpr2" draw:text-style-name="MP8" draw:layer="backgroundobjects" svg:width="7.619cm" svg:height="1.013cm" svg:x="23.918cm" svg:y="17.657cm" presentation:class="page-number" presentation:user-transformed="true">
        <draw:text-box>
          <text:p text:style-name="MP9"><text:span text:style-name="MT2"><text:page-number>&lt;Foliennummer&gt;</text:page-number></text:span></text:p>
        </draw:text-box>
      </draw:frame>
      <draw:frame presentation:style-name="Titelfolie-outline1" draw:layer="backgroundobjects" svg:width="30.479cm" svg:height="11.048cm" svg:x="1.693cm" svg:y="4.457cm" presentation:class="outline" presentation:placeholder="true">
        <draw:text-box/>
      </draw:frame>
      <presentation:notes style:page-layout-name="PM0">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Foliennumm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Präsentation</dc:title>
    <meta:initial-creator>Oliver Kroiß</meta:initial-creator>
    <meta:editing-cycles>7</meta:editing-cycles>
    <meta:creation-date>2021-02-01T12:59:09</meta:creation-date>
    <dc:date>2021-02-01T21:55:01.485000000</dc:date>
    <meta:editing-duration>PT48M30S</meta:editing-duration>
    <meta:generator>LibreOffice/7.0.3.1$Windows_X86_64 LibreOffice_project/d7547858d014d4cf69878db179d326fc3483e082</meta:generator>
    <meta:document-statistic meta:object-count="4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reitbild</meta:user-defined>
    <meta:user-defined meta:name="ScaleCrop" meta:value-type="boolean">false</meta:user-defined>
    <meta:user-defined meta:name="ShareDoc" meta:value-type="boolean">false</meta:user-defined>
    <meta:user-defined meta:name="Slides" meta:value-type="float">6</meta:user-defined>
  </office:meta>
</office:document-meta>
</file>